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7cm"/>
      <style:paragraph-properties style:writing-mode="lr-tb"/>
    </style:style>
    <style:style style:name="gr3" style:family="graphic" style:parent-style-name="objectwithoutfill">
      <style:graphic-properties svg:stroke-width="0.028cm" svg:stroke-color="#000000" draw:marker-start-width="0.393cm" draw:marker-end-width="0.393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183cm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-width="0.403cm" draw:marker-end-width="0.403cm" draw:fill="none" draw:opacity="100%" draw:textarea-vertical-align="middle" fo:padding-top="0.143cm" fo:padding-bottom="0.143cm" fo:padding-left="0.268cm" fo:padding-right="0.268cm"/>
    </style:style>
    <style:style style:name="gr6" style:family="graphic" style:parent-style-name="objectwithoutfill">
      <style:graphic-properties svg:stroke-width="0.028cm" svg:stroke-color="#2a6099" draw:marker-start-width="0.142cm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78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458cm" fo:min-width="0.208cm"/>
      <style:paragraph-properties style:writing-mode="lr-tb"/>
    </style:style>
    <style:style style:name="gr9" style:family="graphic" style:parent-style-name="standard">
      <style:graphic-properties svg:stroke-width="0.053cm" draw:marker-start-width="0.28cm" draw:marker-end-width="0.28cm" draw:textarea-vertical-align="middle" fo:padding-top="0.152cm" fo:padding-bottom="0.152cm" fo:padding-left="0.277cm" fo:padding-right="0.277cm"/>
    </style:style>
    <style:style style:name="gr10" style:family="graphic" style:parent-style-name="standard">
      <style:graphic-properties draw:stroke="none" svg:stroke-width="0.035cm" svg:stroke-color="#3465a4" draw:fill="solid" draw:fill-color="#729fcf" draw:opacity="0%" draw:textarea-horizontal-align="justify" draw:textarea-vertical-align="middle" draw:auto-grow-height="false" fo:min-height="1.75cm" fo:min-width="1.41cm" draw:shadow-opacity="0%"/>
    </style:style>
    <style:style style:name="gr11" style:family="graphic" style:parent-style-name="objectwithoutfill">
      <style:graphic-properties svg:stroke-width="0.035cm" draw:marker-start-width="0.352cm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000000" draw:marker-start="Arrow" draw:marker-start-width="0.352cm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3cm" fo:min-width="0.159cm"/>
      <style:paragraph-properties style:writing-mode="lr-tb"/>
    </style:style>
    <style:style style:name="gr1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35cm" svg:stroke-color="#000000" draw:marker-start="Arrow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none" draw:opacity="100%"/>
      <style:paragraph-properties fo:text-align="center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solid" draw:fill-color="#729fcf" draw:opacity="0%"/>
      <style:paragraph-properties fo:text-align="center"/>
    </style:style>
    <style:style style:name="P8" style:family="paragraph">
      <style:text-properties fo:font-size="20pt"/>
    </style:style>
    <style:style style:name="P9" style:family="paragraph">
      <loext:graphic-properties draw:fill="none" draw:fill-color="#ffffff"/>
      <style:paragraph-properties style:writing-mode="lr-tb"/>
      <style:text-properties fo:font-size="2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0% 100%" fo:font-size="10pt" style:font-size-asian="10pt" style:font-size-complex="10pt"/>
    </style:style>
    <style:style style:name="T5" style:family="text">
      <style:text-properties style:text-position="0% 100%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6" draw:id="id6">
          <draw:line draw:style-name="gr1" draw:text-style-name="P1" draw:layer="layout" svg:x1="3.013cm" svg:y1="4.99cm" svg:x2="3.114cm" svg:y2="4.758cm">
            <text:p/>
          </draw:line>
          <draw:line draw:style-name="gr1" draw:text-style-name="P1" draw:layer="layout" svg:x1="3.324cm" svg:y1="5.231cm" svg:x2="3.112cm" svg:y2="4.758cm">
            <text:p/>
          </draw:line>
          <draw:line draw:style-name="gr1" draw:text-style-name="P1" draw:layer="layout" svg:x1="3.738cm" svg:y1="5.258cm" svg:x2="3.95cm" svg:y2="4.785cm">
            <text:p/>
          </draw:line>
          <draw:line draw:style-name="gr1" draw:text-style-name="P1" draw:layer="layout" svg:x1="3.313cm" svg:y1="5.243cm" svg:x2="3.525cm" svg:y2="4.77cm">
            <text:p/>
          </draw:line>
          <draw:line draw:style-name="gr1" draw:text-style-name="P1" draw:layer="layout" svg:x1="3.747cm" svg:y1="5.256cm" svg:x2="3.535cm" svg:y2="4.783cm">
            <text:p/>
          </draw:line>
          <draw:line draw:style-name="gr1" draw:text-style-name="P1" draw:layer="layout" svg:x1="4.167cm" svg:y1="5.256cm" svg:x2="3.955cm" svg:y2="4.783cm">
            <text:p/>
          </draw:line>
          <draw:line draw:style-name="gr1" draw:text-style-name="P1" draw:layer="layout" svg:x1="4.162cm" svg:y1="5.232cm" svg:x2="4.263cm" svg:y2="5cm">
            <text:p/>
          </draw:line>
        </draw:g>
        <draw:frame draw:style-name="gr2" draw:text-style-name="P2" draw:layer="layout" svg:width="0.891cm" svg:height="0.729cm" svg:x="3.204cm" svg:y="4.029cm">
          <draw:text-box>
            <text:p><text:span text:style-name="T1">R</text:span><text:span text:style-name="T2">S</text:span></text:p>
          </draw:text-box>
        </draw:frame>
        <draw:g xml:id="id7" draw:id="id7">
          <draw:line draw:style-name="gr3" draw:text-style-name="P1" draw:layer="layout" svg:x1="5.379cm" svg:y1="5.383cm" svg:x2="5.379cm" svg:y2="4.638cm">
            <text:p/>
          </draw:line>
          <draw:line draw:style-name="gr3" draw:text-style-name="P1" draw:layer="layout" svg:x1="5.379cm" svg:y1="5.383cm" svg:x2="5.379cm" svg:y2="4.638cm">
            <text:p/>
          </draw:line>
          <draw:line draw:style-name="gr3" draw:text-style-name="P1" draw:layer="layout" svg:x1="5.651cm" svg:y1="5.383cm" svg:x2="5.651cm" svg:y2="4.638cm">
            <text:p/>
          </draw:line>
          <draw:line draw:style-name="gr3" draw:text-style-name="P1" draw:layer="layout" svg:x1="6.019cm" svg:y1="5.016cm" svg:x2="5.649cm" svg:y2="5.01cm">
            <text:p/>
          </draw:line>
          <draw:line draw:style-name="gr3" draw:text-style-name="P1" draw:layer="layout" svg:x1="5.385cm" svg:y1="5.016cm" svg:x2="5.015cm" svg:y2="5.01cm">
            <text:p/>
          </draw:line>
        </draw:g>
        <draw:frame draw:style-name="gr4" draw:text-style-name="P4" draw:layer="layout" svg:width="1.163cm" svg:height="1.433cm" svg:x="4.53cm" svg:y="3.623cm">
          <draw:text-box>
            <text:p text:style-name="P3"><text:span text:style-name="T1">C</text:span><text:span text:style-name="T2">i</text:span></text:p>
          </draw:text-box>
        </draw:frame>
        <draw:g>
          <draw:line draw:style-name="gr5" draw:text-style-name="P5" draw:layer="layout" svg:x1="13.487cm" svg:y1="9.602cm" svg:x2="12.52cm" svg:y2="9.602cm">
            <text:p/>
          </draw:line>
          <draw:line draw:style-name="gr5" draw:text-style-name="P5" draw:layer="layout" svg:x1="12.783cm" svg:y1="9.692cm" svg:x2="13.263cm" svg:y2="9.694cm">
            <text:p/>
          </draw:line>
          <draw:line draw:style-name="gr5" draw:text-style-name="P5" draw:layer="layout" svg:x1="12.913cm" svg:y1="9.77cm" svg:x2="13.144cm" svg:y2="9.771cm">
            <text:p/>
          </draw:line>
          <draw:line draw:style-name="gr5" draw:text-style-name="P5" xml:id="id1" draw:id="id1" draw:layer="layout" svg:x1="13.016cm" svg:y1="9.598cm" svg:x2="13.016cm" svg:y2="9.4cm">
            <text:p/>
          </draw:line>
        </draw:g>
        <draw:connector draw:style-name="gr6" draw:text-style-name="P1" xml:id="id3" draw:id="id3" draw:layer="layout" draw:type="line" svg:x1="13.016cm" svg:y1="9.4cm" svg:x2="13.016cm" svg:y2="9.016cm" draw:start-shape="id1" draw:start-glue-point="0" svg:d="M13016 9400v-384" svg:viewBox="0 0 1 385">
          <text:p/>
        </draw:connector>
        <draw:frame draw:style-name="gr7" draw:text-style-name="P2" draw:layer="layout" svg:width="1.285cm" svg:height="0.729cm" svg:x="11.3cm" svg:y="9.37cm">
          <draw:text-box>
            <text:p><text:span text:style-name="T1">GND</text:span></text:p>
          </draw:text-box>
        </draw:frame>
        <draw:custom-shape draw:style-name="gr8" draw:text-style-name="P6" xml:id="id2" draw:id="id2" draw:layer="layout" svg:width="1cm" svg:height="1cm" svg:x="1.538cm" svg:y="6.456cm">
          <text:p text:style-name="P6"><text:span text:style-name="T3">+</text:span></text:p>
          <text:p text:style-name="P6"><text:span text:style-name="T3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controls" draw:line-skew="0.82cm" svg:x1="2.038cm" svg:y1="7.456cm" svg:x2="13.016cm" svg:y2="9.016cm" draw:start-shape="id2" draw:start-glue-point="8" draw:end-shape="id3" draw:end-glue-point="3" svg:d="M2038 7456v1594h10978v-34" svg:viewBox="0 0 10979 1595">
          <text:p/>
        </draw:connector>
        <draw:connector draw:style-name="gr9" draw:text-style-name="P3" draw:layer="controls" svg:x1="7.034cm" svg:y1="8.096cm" svg:x2="7.034cm" svg:y2="9.008cm" draw:start-shape="id4" draw:start-glue-point="2" svg:d="M7034 8096v912" svg:viewBox="0 0 1 913">
          <text:p/>
        </draw:connector>
        <draw:connector draw:style-name="gr9" draw:text-style-name="P3" draw:layer="controls" svg:x1="7.034cm" svg:y1="4.085cm" svg:x2="7.034cm" svg:y2="6.846cm" draw:start-shape="id5" draw:start-glue-point="2" draw:end-shape="id4" draw:end-glue-point="0" svg:d="M7034 4085v2761" svg:viewBox="0 0 1 2762">
          <text:p/>
        </draw:connector>
        <draw:connector draw:style-name="gr9" draw:text-style-name="P3" draw:layer="controls" svg:x1="2.038cm" svg:y1="6.456cm" svg:x2="3.013cm" svg:y2="5.008cm" draw:start-shape="id2" draw:start-glue-point="4" draw:end-shape="id6" draw:end-glue-point="3" svg:d="M2038 6456v-1448h975" svg:viewBox="0 0 976 1449">
          <text:p/>
        </draw:connector>
        <draw:connector draw:style-name="gr9" draw:text-style-name="P3" draw:layer="controls" svg:x1="4.263cm" svg:y1="5.008cm" svg:x2="5.015cm" svg:y2="5.01cm" draw:start-shape="id6" draw:start-glue-point="1" draw:end-shape="id7" draw:end-glue-point="3" svg:d="M4263 5008h378v2h374" svg:viewBox="0 0 753 3">
          <text:p/>
        </draw:connector>
        <draw:g xml:id="id4" draw:id="id4">
          <draw:line draw:style-name="gr1" draw:text-style-name="P1" draw:layer="controls" svg:x1="7.016cm" svg:y1="8.096cm" svg:x2="6.784cm" svg:y2="7.995cm">
            <text:p/>
          </draw:line>
          <draw:line draw:style-name="gr1" draw:text-style-name="P1" draw:layer="controls" svg:x1="7.257cm" svg:y1="7.785cm" svg:x2="6.784cm" svg:y2="7.997cm">
            <text:p/>
          </draw:line>
          <draw:line draw:style-name="gr1" draw:text-style-name="P1" draw:layer="controls" svg:x1="7.284cm" svg:y1="7.371cm" svg:x2="6.811cm" svg:y2="7.159cm">
            <text:p/>
          </draw:line>
          <draw:line draw:style-name="gr1" draw:text-style-name="P1" draw:layer="controls" svg:x1="7.269cm" svg:y1="7.796cm" svg:x2="6.796cm" svg:y2="7.584cm">
            <text:p/>
          </draw:line>
          <draw:line draw:style-name="gr1" draw:text-style-name="P1" draw:layer="controls" svg:x1="7.282cm" svg:y1="7.362cm" svg:x2="6.809cm" svg:y2="7.574cm">
            <text:p/>
          </draw:line>
          <draw:line draw:style-name="gr1" draw:text-style-name="P1" draw:layer="controls" svg:x1="7.282cm" svg:y1="6.942cm" svg:x2="6.809cm" svg:y2="7.154cm">
            <text:p/>
          </draw:line>
          <draw:line draw:style-name="gr1" draw:text-style-name="P1" draw:layer="controls" svg:x1="7.258cm" svg:y1="6.947cm" svg:x2="7.026cm" svg:y2="6.846cm">
            <text:p/>
          </draw:line>
        </draw:g>
        <draw:frame draw:style-name="gr2" draw:text-style-name="P2" draw:layer="controls" svg:width="1.006cm" svg:height="0.729cm" svg:x="7.152cm" svg:y="7.159cm">
          <draw:text-box>
            <text:p><text:span text:style-name="T1">R</text:span><text:span text:style-name="T2">B2</text:span></text:p>
          </draw:text-box>
        </draw:frame>
        <draw:g xml:id="id5" draw:id="id5">
          <draw:line draw:style-name="gr1" draw:text-style-name="P1" draw:layer="controls" svg:x1="7.016cm" svg:y1="4.085cm" svg:x2="6.784cm" svg:y2="3.984cm">
            <text:p/>
          </draw:line>
          <draw:line draw:style-name="gr1" draw:text-style-name="P1" draw:layer="controls" svg:x1="7.257cm" svg:y1="3.774cm" svg:x2="6.784cm" svg:y2="3.986cm">
            <text:p/>
          </draw:line>
          <draw:line draw:style-name="gr1" draw:text-style-name="P1" draw:layer="controls" svg:x1="7.284cm" svg:y1="3.36cm" svg:x2="6.811cm" svg:y2="3.148cm">
            <text:p/>
          </draw:line>
          <draw:line draw:style-name="gr1" draw:text-style-name="P1" draw:layer="controls" svg:x1="7.269cm" svg:y1="3.785cm" svg:x2="6.796cm" svg:y2="3.573cm">
            <text:p/>
          </draw:line>
          <draw:line draw:style-name="gr1" draw:text-style-name="P1" draw:layer="controls" svg:x1="7.282cm" svg:y1="3.351cm" svg:x2="6.809cm" svg:y2="3.563cm">
            <text:p/>
          </draw:line>
          <draw:line draw:style-name="gr1" draw:text-style-name="P1" draw:layer="controls" svg:x1="7.282cm" svg:y1="2.931cm" svg:x2="6.809cm" svg:y2="3.143cm">
            <text:p/>
          </draw:line>
          <draw:line draw:style-name="gr1" draw:text-style-name="P1" draw:layer="controls" svg:x1="7.258cm" svg:y1="2.936cm" svg:x2="7.026cm" svg:y2="2.835cm">
            <text:p/>
          </draw:line>
        </draw:g>
        <draw:frame draw:style-name="gr2" draw:text-style-name="P2" draw:layer="controls" svg:width="1.006cm" svg:height="0.729cm" svg:x="7.257cm" svg:y="3.17cm">
          <draw:text-box>
            <text:p><text:span text:style-name="T1">R</text:span><text:span text:style-name="T2">B1</text:span></text:p>
          </draw:text-box>
        </draw:frame>
        <draw:connector draw:style-name="gr9" draw:text-style-name="P3" draw:layer="controls" svg:x1="7.014cm" svg:y1="5.019cm" svg:x2="6.019cm" svg:y2="5.01cm" draw:end-shape="id7" draw:end-glue-point="1" svg:d="M7014 5019h-240v-9h-755" svg:viewBox="0 0 996 10">
          <text:p/>
        </draw:connector>
        <draw:g xml:id="id10" draw:id="id10">
          <draw:custom-shape draw:style-name="gr10" draw:text-style-name="P7" draw:layer="controls" svg:width="1.91cm" svg:height="2cm" svg:x="9.05cm" svg:y="4.984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11" draw:text-style-name="P1" draw:layer="controls" svg:x1="9.527cm" svg:y1="5.511cm" svg:x2="9.527cm" svg:y2="6.483cm">
                <text:p/>
              </draw:line>
              <draw:line draw:style-name="gr11" draw:text-style-name="P1" draw:layer="controls" svg:x1="10.018cm" svg:y1="5.498cm" svg:x2="9.527cm" svg:y2="5.754cm">
                <text:p/>
              </draw:line>
              <draw:line draw:style-name="gr12" draw:text-style-name="P1" draw:layer="controls" svg:x1="10.018cm" svg:y1="6.491cm" svg:x2="9.527cm" svg:y2="6.235cm">
                <text:p/>
              </draw:line>
              <draw:line draw:style-name="gr11" draw:text-style-name="P1" draw:layer="controls" svg:x1="10.005cm" svg:y1="5.012cm" svg:x2="10.005cm" svg:y2="5.498cm">
                <text:p/>
              </draw:line>
              <draw:line draw:style-name="gr11" draw:text-style-name="P1" draw:layer="controls" svg:x1="10.005cm" svg:y1="6.486cm" svg:x2="10.005cm" svg:y2="6.972cm">
                <text:p/>
              </draw:line>
              <draw:line draw:style-name="gr11" draw:text-style-name="P1" draw:layer="controls" svg:x1="9.05cm" svg:y1="6.009cm" svg:x2="9.514cm" svg:y2="6.009cm">
                <text:p/>
              </draw:line>
            </draw:g>
          </draw:g>
        </draw:g>
        <draw:frame draw:style-name="gr2" draw:text-style-name="P2" draw:layer="controls" svg:width="0.896cm" svg:height="0.729cm" svg:x="0.832cm" svg:y="6.131cm">
          <draw:text-box>
            <text:p><text:span text:style-name="T4">V</text:span><text:span text:style-name="T2">in</text:span></text:p>
          </draw:text-box>
        </draw:frame>
        <draw:g xml:id="id8" draw:id="id8">
          <draw:line draw:style-name="gr1" draw:text-style-name="P1" draw:layer="controls" svg:x1="9.977cm" svg:y1="8.247cm" svg:x2="9.745cm" svg:y2="8.146cm">
            <text:p/>
          </draw:line>
          <draw:line draw:style-name="gr1" draw:text-style-name="P1" draw:layer="controls" svg:x1="10.218cm" svg:y1="7.936cm" svg:x2="9.745cm" svg:y2="8.148cm">
            <text:p/>
          </draw:line>
          <draw:line draw:style-name="gr1" draw:text-style-name="P1" draw:layer="controls" svg:x1="10.245cm" svg:y1="7.522cm" svg:x2="9.772cm" svg:y2="7.31cm">
            <text:p/>
          </draw:line>
          <draw:line draw:style-name="gr1" draw:text-style-name="P1" draw:layer="controls" svg:x1="10.23cm" svg:y1="7.947cm" svg:x2="9.757cm" svg:y2="7.735cm">
            <text:p/>
          </draw:line>
          <draw:line draw:style-name="gr1" draw:text-style-name="P1" draw:layer="controls" svg:x1="10.243cm" svg:y1="7.513cm" svg:x2="9.77cm" svg:y2="7.725cm">
            <text:p/>
          </draw:line>
          <draw:line draw:style-name="gr1" draw:text-style-name="P1" draw:layer="controls" svg:x1="10.243cm" svg:y1="7.093cm" svg:x2="9.77cm" svg:y2="7.305cm">
            <text:p/>
          </draw:line>
          <draw:line draw:style-name="gr1" draw:text-style-name="P1" draw:layer="controls" svg:x1="10.219cm" svg:y1="7.098cm" svg:x2="9.987cm" svg:y2="6.997cm">
            <text:p/>
          </draw:line>
        </draw:g>
        <draw:connector draw:style-name="gr9" draw:text-style-name="P3" draw:layer="controls" svg:x1="9.995cm" svg:y1="8.247cm" svg:x2="9.995cm" svg:y2="9.113cm" draw:start-shape="id8" draw:start-glue-point="2" svg:d="M9995 8247v866" svg:viewBox="0 0 1 867">
          <text:p/>
        </draw:connector>
        <draw:frame draw:style-name="gr2" draw:text-style-name="P2" draw:layer="controls" svg:width="1.006cm" svg:height="0.729cm" svg:x="10.176cm" svg:y="7.202cm">
          <draw:text-box>
            <text:p><text:span text:style-name="T1">R</text:span><text:span text:style-name="T2">E1</text:span></text:p>
          </draw:text-box>
        </draw:frame>
        <draw:g xml:id="id9" draw:id="id9">
          <draw:line draw:style-name="gr1" draw:text-style-name="P1" draw:layer="controls" svg:x1="9.977cm" svg:y1="4.089cm" svg:x2="9.745cm" svg:y2="3.988cm">
            <text:p/>
          </draw:line>
          <draw:line draw:style-name="gr1" draw:text-style-name="P1" draw:layer="controls" svg:x1="10.218cm" svg:y1="3.778cm" svg:x2="9.745cm" svg:y2="3.99cm">
            <text:p/>
          </draw:line>
          <draw:line draw:style-name="gr1" draw:text-style-name="P1" draw:layer="controls" svg:x1="10.245cm" svg:y1="3.364cm" svg:x2="9.772cm" svg:y2="3.152cm">
            <text:p/>
          </draw:line>
          <draw:line draw:style-name="gr1" draw:text-style-name="P1" draw:layer="controls" svg:x1="10.23cm" svg:y1="3.789cm" svg:x2="9.757cm" svg:y2="3.577cm">
            <text:p/>
          </draw:line>
          <draw:line draw:style-name="gr1" draw:text-style-name="P1" draw:layer="controls" svg:x1="10.243cm" svg:y1="3.355cm" svg:x2="9.77cm" svg:y2="3.567cm">
            <text:p/>
          </draw:line>
          <draw:line draw:style-name="gr1" draw:text-style-name="P1" draw:layer="controls" svg:x1="10.243cm" svg:y1="2.935cm" svg:x2="9.77cm" svg:y2="3.147cm">
            <text:p/>
          </draw:line>
          <draw:line draw:style-name="gr1" draw:text-style-name="P1" draw:layer="controls" svg:x1="10.219cm" svg:y1="2.94cm" svg:x2="9.987cm" svg:y2="2.839cm">
            <text:p/>
          </draw:line>
        </draw:g>
        <draw:connector draw:style-name="gr9" draw:text-style-name="P3" draw:layer="controls" svg:x1="9.995cm" svg:y1="4.089cm" svg:x2="10.005cm" svg:y2="4.984cm" draw:start-shape="id9" draw:start-glue-point="2" draw:end-shape="id10" draw:end-glue-point="0" svg:d="M9995 4089v457h10v438" svg:viewBox="0 0 11 896">
          <text:p/>
        </draw:connector>
        <draw:frame draw:style-name="gr2" draw:text-style-name="P2" draw:layer="controls" svg:width="1.018cm" svg:height="0.729cm" svg:x="10.134cm" svg:y="3.108cm">
          <draw:text-box>
            <text:p><text:span text:style-name="T1">R</text:span><text:span text:style-name="T2">C1</text:span></text:p>
          </draw:text-box>
        </draw:frame>
        <draw:connector draw:style-name="gr9" draw:text-style-name="P3" draw:layer="controls" svg:x1="9.995cm" svg:y1="1.995cm" svg:x2="9.995cm" svg:y2="2.839cm" draw:end-shape="id9" draw:end-glue-point="0" svg:d="M9995 1995v844" svg:viewBox="0 0 1 845">
          <text:p/>
        </draw:connector>
        <draw:connector draw:style-name="gr9" draw:text-style-name="P3" draw:layer="controls" svg:x1="9.995cm" svg:y1="1.995cm" svg:x2="9.995cm" svg:y2="2.839cm" svg:d="M9995 1995v844" svg:viewBox="0 0 1 845">
          <text:p/>
        </draw:connector>
        <draw:connector draw:style-name="gr9" draw:text-style-name="P3" xml:id="id16" draw:id="id16" draw:layer="controls" svg:x1="7.035cm" svg:y1="1.953cm" svg:x2="7.034cm" svg:y2="2.835cm" draw:end-shape="id5" draw:end-glue-point="0" svg:d="M7035 1953v182h-1v700" svg:viewBox="0 0 2 883">
          <text:p/>
        </draw:connector>
        <draw:connector draw:style-name="gr9" draw:text-style-name="P3" draw:layer="controls" svg:x1="7.077cm" svg:y1="5.985cm" svg:x2="9.05cm" svg:y2="5.984cm" draw:end-shape="id10" draw:end-glue-point="3" svg:d="M7077 5985h728v-1h1245" svg:viewBox="0 0 1974 2">
          <text:p/>
        </draw:connector>
        <draw:connector draw:style-name="gr9" draw:text-style-name="P3" draw:layer="controls" draw:line-skew="0.493cm" svg:x1="10.005cm" svg:y1="4.984cm" svg:x2="15.019cm" svg:y2="4.995cm" draw:start-shape="id10" draw:start-glue-point="0" draw:end-shape="id11" draw:end-glue-point="3" svg:d="M10005 4984v-7h2976v18h2038" svg:viewBox="0 0 5015 19">
          <text:p/>
        </draw:connector>
        <draw:connector draw:style-name="gr9" draw:text-style-name="P3" draw:layer="controls" svg:x1="9.984cm" svg:y1="6.476cm" svg:x2="13.009cm" svg:y2="7.028cm" draw:end-shape="id12" draw:end-glue-point="0" svg:d="M9984 6476v19h3025v533" svg:viewBox="0 0 3026 553">
          <text:p/>
        </draw:connector>
        <draw:g xml:id="id12" draw:id="id12">
          <draw:line draw:style-name="gr3" draw:text-style-name="P1" draw:layer="controls" svg:x1="12.637cm" svg:y1="7.392cm" svg:x2="13.382cm" svg:y2="7.392cm">
            <text:p/>
          </draw:line>
          <draw:line draw:style-name="gr3" draw:text-style-name="P1" draw:layer="controls" svg:x1="12.637cm" svg:y1="7.392cm" svg:x2="13.382cm" svg:y2="7.392cm">
            <text:p/>
          </draw:line>
          <draw:line draw:style-name="gr3" draw:text-style-name="P1" draw:layer="controls" svg:x1="12.637cm" svg:y1="7.664cm" svg:x2="13.382cm" svg:y2="7.664cm">
            <text:p/>
          </draw:line>
          <draw:line draw:style-name="gr3" draw:text-style-name="P1" draw:layer="controls" svg:x1="13.004cm" svg:y1="8.032cm" svg:x2="13.01cm" svg:y2="7.662cm">
            <text:p/>
          </draw:line>
          <draw:line draw:style-name="gr3" draw:text-style-name="P1" draw:layer="controls" svg:x1="13.004cm" svg:y1="7.398cm" svg:x2="13.01cm" svg:y2="7.028cm">
            <text:p/>
          </draw:line>
        </draw:g>
        <draw:connector draw:style-name="gr9" draw:text-style-name="P3" xml:id="id13" draw:id="id13" draw:layer="controls" svg:x1="13.009cm" svg:y1="8.032cm" svg:x2="12.997cm" svg:y2="9.05cm" draw:start-shape="id12" draw:start-glue-point="2" svg:d="M13009 8032v766h-12v252" svg:viewBox="0 0 13 1019">
          <text:p/>
        </draw:connector>
        <draw:frame draw:style-name="gr4" draw:text-style-name="P4" draw:layer="controls" svg:width="1.163cm" svg:height="1.433cm" svg:x="13.035cm" svg:y="7.382cm">
          <draw:text-box>
            <text:p text:style-name="P3"><text:span text:style-name="T1">C</text:span><text:span text:style-name="T2">b</text:span></text:p>
          </draw:text-box>
        </draw:frame>
        <draw:connector draw:style-name="gr9" draw:text-style-name="P3" draw:layer="controls" draw:line-skew="-0.527cm" svg:x1="12.997cm" svg:y1="9.05cm" svg:x2="16.043cm" svg:y2="9.05cm" draw:start-shape="id13" draw:start-glue-point="3" draw:end-shape="id14" draw:end-glue-point="2" svg:d="M12997 9050h3046" svg:viewBox="0 0 3047 1">
          <text:p/>
        </draw:connector>
        <draw:g xml:id="id15" draw:id="id15">
          <draw:line draw:style-name="gr1" draw:text-style-name="P1" draw:layer="controls" svg:x1="16.003cm" svg:y1="3.942cm" svg:x2="15.771cm" svg:y2="3.841cm">
            <text:p/>
          </draw:line>
          <draw:line draw:style-name="gr1" draw:text-style-name="P1" draw:layer="controls" svg:x1="16.244cm" svg:y1="3.631cm" svg:x2="15.771cm" svg:y2="3.843cm">
            <text:p/>
          </draw:line>
          <draw:line draw:style-name="gr1" draw:text-style-name="P1" draw:layer="controls" svg:x1="16.271cm" svg:y1="3.217cm" svg:x2="15.798cm" svg:y2="3.005cm">
            <text:p/>
          </draw:line>
          <draw:line draw:style-name="gr1" draw:text-style-name="P1" draw:layer="controls" svg:x1="16.256cm" svg:y1="3.642cm" svg:x2="15.783cm" svg:y2="3.43cm">
            <text:p/>
          </draw:line>
          <draw:line draw:style-name="gr1" draw:text-style-name="P1" draw:layer="controls" svg:x1="16.269cm" svg:y1="3.208cm" svg:x2="15.796cm" svg:y2="3.42cm">
            <text:p/>
          </draw:line>
          <draw:line draw:style-name="gr1" draw:text-style-name="P1" draw:layer="controls" svg:x1="16.269cm" svg:y1="2.788cm" svg:x2="15.796cm" svg:y2="3cm">
            <text:p/>
          </draw:line>
          <draw:line draw:style-name="gr1" draw:text-style-name="P1" draw:layer="controls" svg:x1="16.245cm" svg:y1="2.793cm" svg:x2="16.013cm" svg:y2="2.692cm">
            <text:p/>
          </draw:line>
        </draw:g>
        <draw:connector draw:style-name="gr9" draw:text-style-name="P3" draw:layer="controls" svg:x1="16.022cm" svg:y1="1.953cm" svg:x2="16.021cm" svg:y2="2.692cm" draw:end-shape="id15" draw:end-glue-point="0" svg:d="M16022 1953v111h-1v628" svg:viewBox="0 0 2 740">
          <text:p/>
        </draw:connector>
        <draw:frame draw:style-name="gr2" draw:text-style-name="P2" draw:layer="controls" svg:width="1.006cm" svg:height="0.729cm" svg:x="14.796cm" svg:y="2.919cm">
          <draw:text-box>
            <text:p><text:span text:style-name="T1">R</text:span><text:span text:style-name="T2">E2</text:span></text:p>
          </draw:text-box>
        </draw:frame>
        <draw:connector draw:style-name="gr9" draw:text-style-name="P3" xml:id="id20" draw:id="id20" draw:layer="controls" svg:x1="7.035cm" svg:y1="1.953cm" svg:x2="22.028cm" svg:y2="1.953cm" draw:start-shape="id16" draw:start-glue-point="2" svg:d="M7035 1953h14993" svg:viewBox="0 0 14994 1">
          <text:p/>
        </draw:connector>
        <draw:connector draw:style-name="gr9" draw:text-style-name="P3" draw:layer="controls" draw:line-skew="-0.491cm -0.041cm -0.466cm" svg:x1="16.021cm" svg:y1="3.942cm" svg:x2="18.994cm" svg:y2="4.971cm" draw:start-shape="id15" draw:start-glue-point="2" draw:end-shape="id17" draw:end-glue-point="0" svg:d="M16021 3942v27h1387v21h1586v981" svg:viewBox="0 0 2974 1030">
          <text:p/>
        </draw:connector>
        <draw:g xml:id="id17" draw:id="id17">
          <draw:line draw:style-name="gr3" draw:text-style-name="P1" draw:layer="controls" svg:x1="18.622cm" svg:y1="5.335cm" svg:x2="19.367cm" svg:y2="5.335cm">
            <text:p/>
          </draw:line>
          <draw:line draw:style-name="gr3" draw:text-style-name="P1" draw:layer="controls" svg:x1="18.622cm" svg:y1="5.335cm" svg:x2="19.367cm" svg:y2="5.335cm">
            <text:p/>
          </draw:line>
          <draw:line draw:style-name="gr3" draw:text-style-name="P1" draw:layer="controls" svg:x1="18.622cm" svg:y1="5.607cm" svg:x2="19.367cm" svg:y2="5.607cm">
            <text:p/>
          </draw:line>
          <draw:line draw:style-name="gr3" draw:text-style-name="P1" draw:layer="controls" svg:x1="18.989cm" svg:y1="5.975cm" svg:x2="18.995cm" svg:y2="5.605cm">
            <text:p/>
          </draw:line>
          <draw:line draw:style-name="gr3" draw:text-style-name="P1" draw:layer="controls" svg:x1="18.989cm" svg:y1="5.341cm" svg:x2="18.995cm" svg:y2="4.971cm">
            <text:p/>
          </draw:line>
        </draw:g>
        <draw:g xml:id="id18" draw:id="id18">
          <draw:line draw:style-name="gr1" draw:text-style-name="P1" draw:layer="controls" svg:x1="18.985cm" svg:y1="8.268cm" svg:x2="18.753cm" svg:y2="8.167cm">
            <text:p/>
          </draw:line>
          <draw:line draw:style-name="gr1" draw:text-style-name="P1" draw:layer="controls" svg:x1="19.226cm" svg:y1="7.957cm" svg:x2="18.753cm" svg:y2="8.169cm">
            <text:p/>
          </draw:line>
          <draw:line draw:style-name="gr1" draw:text-style-name="P1" draw:layer="controls" svg:x1="19.253cm" svg:y1="7.543cm" svg:x2="18.78cm" svg:y2="7.331cm">
            <text:p/>
          </draw:line>
          <draw:line draw:style-name="gr1" draw:text-style-name="P1" draw:layer="controls" svg:x1="19.238cm" svg:y1="7.968cm" svg:x2="18.765cm" svg:y2="7.756cm">
            <text:p/>
          </draw:line>
          <draw:line draw:style-name="gr1" draw:text-style-name="P1" draw:layer="controls" svg:x1="19.251cm" svg:y1="7.534cm" svg:x2="18.778cm" svg:y2="7.746cm">
            <text:p/>
          </draw:line>
          <draw:line draw:style-name="gr1" draw:text-style-name="P1" draw:layer="controls" svg:x1="19.251cm" svg:y1="7.114cm" svg:x2="18.778cm" svg:y2="7.326cm">
            <text:p/>
          </draw:line>
          <draw:line draw:style-name="gr1" draw:text-style-name="P1" draw:layer="controls" svg:x1="19.227cm" svg:y1="7.119cm" svg:x2="18.995cm" svg:y2="7.018cm">
            <text:p/>
          </draw:line>
        </draw:g>
        <draw:connector draw:style-name="gr9" draw:text-style-name="P3" xml:id="id23" draw:id="id23" draw:layer="controls" draw:line-skew="-0.006cm" svg:x1="18.994cm" svg:y1="5.975cm" svg:x2="19.003cm" svg:y2="7.018cm" draw:start-shape="id17" draw:start-glue-point="2" draw:end-shape="id18" draw:end-glue-point="0" svg:d="M18994 5975v514h9v529" svg:viewBox="0 0 10 1044">
          <text:p/>
        </draw:connector>
        <draw:connector draw:style-name="gr9" draw:text-style-name="P3" xml:id="id19" draw:id="id19" draw:layer="controls" svg:x1="19.003cm" svg:y1="8.268cm" svg:x2="19.004cm" svg:y2="9.05cm" draw:start-shape="id18" draw:start-glue-point="2" svg:d="M19003 8268v650h1v132" svg:viewBox="0 0 2 783">
          <text:p/>
        </draw:connector>
        <draw:frame draw:style-name="gr4" draw:text-style-name="P4" draw:layer="controls" svg:width="1.163cm" svg:height="1.433cm" svg:x="17.844cm" svg:y="4.234cm">
          <draw:text-box>
            <text:p text:style-name="P3"><text:span text:style-name="T1">C</text:span><text:span text:style-name="T2">o</text:span></text:p>
          </draw:text-box>
        </draw:frame>
        <draw:frame draw:style-name="gr2" draw:text-style-name="P2" draw:layer="controls" svg:width="0.87cm" svg:height="0.729cm" svg:x="18.008cm" svg:y="7.182cm">
          <draw:text-box>
            <text:p><text:span text:style-name="T1">R</text:span><text:span text:style-name="T2">L</text:span></text:p>
          </draw:text-box>
        </draw:frame>
        <draw:connector draw:style-name="gr9" draw:text-style-name="P3" xml:id="id14" draw:id="id14" draw:layer="controls" svg:x1="16.043cm" svg:y1="9.05cm" svg:x2="19.004cm" svg:y2="9.05cm" draw:end-shape="id19" draw:end-glue-point="3" svg:d="M16043 9050h2961" svg:viewBox="0 0 2962 1">
          <text:p/>
        </draw:connector>
        <draw:custom-shape draw:style-name="gr8" draw:text-style-name="P6" xml:id="id21" draw:id="id21" draw:layer="controls" svg:width="1cm" svg:height="1cm" svg:x="21.53cm" svg:y="5.007cm">
          <text:p text:style-name="P6"><text:span text:style-name="T3">+</text:span></text:p>
          <text:p text:style-name="P6"><text:span text:style-name="T3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controls" svg:x1="22.028cm" svg:y1="1.953cm" svg:x2="22.03cm" svg:y2="5.007cm" draw:start-shape="id20" draw:start-glue-point="3" draw:end-shape="id21" draw:end-glue-point="4" svg:d="M22028 1953v1540h2v1514" svg:viewBox="0 0 3 3055">
          <text:p/>
        </draw:connector>
        <draw:connector draw:style-name="gr9" draw:text-style-name="P3" draw:layer="controls" svg:x1="22.03cm" svg:y1="6.007cm" svg:x2="19.004cm" svg:y2="9.05cm" draw:start-shape="id21" draw:start-glue-point="8" draw:end-shape="id19" draw:end-glue-point="3" svg:d="M22030 6007v3043h-3026" svg:viewBox="0 0 3027 3044">
          <text:p/>
        </draw:connector>
        <draw:frame draw:style-name="gr2" draw:text-style-name="P2" draw:layer="controls" svg:width="1.031cm" svg:height="0.729cm" svg:x="20.843cm" svg:y="4.263cm">
          <draw:text-box>
            <text:p><text:span text:style-name="T4">V</text:span><text:span text:style-name="T2">C</text:span><text:span text:style-name="T2">C</text:span></text:p>
          </draw:text-box>
        </draw:frame>
        <draw:connector draw:style-name="gr9" draw:text-style-name="P3" draw:layer="controls" svg:x1="20.33cm" svg:y1="6.487cm" svg:x2="18.998cm" svg:y2="6.489cm" draw:start-shape="id22" draw:start-glue-point="6" draw:end-shape="id23" draw:end-glue-point="0" svg:d="M20330 6487h-650v2h-682" svg:viewBox="0 0 1333 3">
          <text:p/>
        </draw:connector>
        <draw:custom-shape draw:style-name="gr13" draw:text-style-name="P3" xml:id="id22" draw:id="id22" draw:layer="controls" svg:width="0.348cm" svg:height="0.35cm" svg:x="20.33cm" svg:y="6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controls" svg:width="0.87cm" svg:height="0.729cm" svg:x="1.525cm" svg:y="4.261cm">
          <draw:text-box>
            <text:p><text:span text:style-name="T1">in</text:span></text:p>
          </draw:text-box>
        </draw:frame>
        <draw:frame draw:style-name="gr2" draw:text-style-name="P2" draw:layer="controls" svg:width="0.968cm" svg:height="0.729cm" svg:x="4.255cm" svg:y="5.144cm">
          <draw:text-box>
            <text:p><text:span text:style-name="T1">in2</text:span></text:p>
          </draw:text-box>
        </draw:frame>
        <draw:frame draw:style-name="gr2" draw:text-style-name="P2" draw:layer="controls" svg:width="1.264cm" svg:height="0.729cm" svg:x="6.985cm" svg:y="5.165cm">
          <draw:text-box>
            <text:p><text:span text:style-name="T1">b</text:span><text:span text:style-name="T1">a</text:span><text:span text:style-name="T1">s</text:span><text:span text:style-name="T1">e</text:span></text:p>
          </draw:text-box>
        </draw:frame>
        <draw:frame draw:style-name="gr2" draw:text-style-name="P2" draw:layer="controls" svg:width="1.027cm" svg:height="0.729cm" svg:x="9.882cm" svg:y="4.41cm">
          <draw:text-box>
            <text:p><text:span text:style-name="T1">coll</text:span></text:p>
          </draw:text-box>
        </draw:frame>
        <draw:frame draw:style-name="gr2" draw:text-style-name="P2" draw:layer="controls" svg:width="1.162cm" svg:height="0.729cm" svg:x="9.925cm" svg:y="5.923cm">
          <draw:text-box>
            <text:p><text:span text:style-name="T1">em</text:span><text:span text:style-name="T1">it</text:span></text:p>
          </draw:text-box>
        </draw:frame>
        <draw:frame draw:style-name="gr2" draw:text-style-name="P2" draw:layer="controls" svg:width="1.357cm" svg:height="0.729cm" svg:x="16.161cm" svg:y="4.012cm">
          <draw:text-box>
            <text:p><text:span text:style-name="T1">e</text:span><text:span text:style-name="T1">m</text:span><text:span text:style-name="T1">i</text:span><text:span text:style-name="T1">t</text:span><text:span text:style-name="T1">2</text:span></text:p>
          </draw:text-box>
        </draw:frame>
        <draw:frame draw:style-name="gr2" draw:text-style-name="P2" draw:layer="controls" svg:width="0.989cm" svg:height="0.729cm" svg:x="18.01cm" svg:y="6.197cm">
          <draw:text-box>
            <text:p><text:span text:style-name="T1">out</text:span></text:p>
          </draw:text-box>
        </draw:frame>
        <draw:frame draw:style-name="gr2" draw:text-style-name="P2" draw:layer="controls" svg:width="0.976cm" svg:height="0.729cm" svg:x="14.043cm" svg:y="1.095cm">
          <draw:text-box>
            <text:p><text:span text:style-name="T1">v</text:span><text:span text:style-name="T2">C</text:span><text:span text:style-name="T2">C</text:span></text:p>
          </draw:text-box>
        </draw:frame>
        <draw:frame draw:style-name="gr14" draw:text-style-name="P9" draw:layer="controls" svg:width="0.917cm" svg:height="1.038cm" svg:x="20.277cm" svg:y="6.49cm">
          <draw:text-box>
            <text:p text:style-name="P8"><text:span text:style-name="T5">+</text:span></text:p>
          </draw:text-box>
        </draw:frame>
        <draw:custom-shape draw:style-name="gr13" draw:text-style-name="P3" draw:layer="controls" svg:width="0.348cm" svg:height="0.35cm" svg:x="20.331cm" svg:y="8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0.739cm" svg:height="1.038cm" svg:x="20.404cm" svg:y="8.128cm">
          <draw:text-box>
            <text:p text:style-name="P8"><text:span text:style-name="T5">-</text:span></text:p>
          </draw:text-box>
        </draw:frame>
        <draw:frame draw:style-name="gr2" draw:text-style-name="P2" draw:layer="controls" svg:width="0.892cm" svg:height="0.729cm" svg:x="20.34cm" svg:y="7.539cm">
          <draw:text-box>
            <text:p><text:span text:style-name="T4">V</text:span><text:span text:style-name="T2">O</text:span></text:p>
          </draw:text-box>
        </draw:frame>
        <draw:g xml:id="id11" draw:id="id11">
          <draw:line draw:style-name="gr15" draw:text-style-name="P1" draw:layer="controls" svg:x1="15.512cm" svg:y1="4.505cm" svg:x2="15.512cm" svg:y2="5.497cm">
            <text:p/>
          </draw:line>
          <draw:line draw:style-name="gr15" draw:text-style-name="P1" draw:layer="controls" svg:x1="15.519cm" svg:y1="5.271cm" svg:x2="16.002cm" svg:y2="5.481cm">
            <text:p/>
          </draw:line>
          <draw:line draw:style-name="gr16" draw:text-style-name="P1" draw:layer="controls" svg:x1="16.044cm" svg:y1="4.494cm" svg:x2="15.54cm" svg:y2="4.809cm">
            <text:p/>
          </draw:line>
          <draw:line draw:style-name="gr15" draw:text-style-name="P1" draw:layer="controls" svg:x1="16.005cm" svg:y1="3.995cm" svg:x2="16.005cm" svg:y2="4.491cm">
            <text:p/>
          </draw:line>
          <draw:line draw:style-name="gr15" draw:text-style-name="P1" draw:layer="controls" svg:x1="16.005cm" svg:y1="5.499cm" svg:x2="16.005cm" svg:y2="5.995cm">
            <text:p/>
          </draw:line>
          <draw:line draw:style-name="gr15" draw:text-style-name="P1" draw:layer="controls" svg:x1="15.019cm" svg:y1="5.013cm" svg:x2="15.498cm" svg:y2="5.013cm">
            <text:p/>
          </draw:line>
        </draw:g>
        <draw:connector draw:style-name="gr9" draw:text-style-name="P3" draw:layer="controls" svg:x1="16.013cm" svg:y1="5.99cm" svg:x2="16.012cm" svg:y2="9.078cm" svg:d="M16013 5990v1544h-1v1544" svg:viewBox="0 0 2 308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start-width="0.1cm" draw:marker-end-width="0.2cm" draw:fill="none" draw:fill-gradient-name="Gradient_20_1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1T18:50:14.357710485</dc:date>
    <meta:editing-duration>PT1H35M31S</meta:editing-duration>
    <meta:editing-cycles>18</meta:editing-cycles>
    <meta:generator>LibreOffice/6.4.7.2$Linux_X86_64 LibreOffice_project/40$Build-2</meta:generator>
    <meta:document-statistic meta:object-count="151"/>
  </office:meta>
</office:document-meta>
</file>